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'Manrope Fallback: Arial', Inter, sans-serif"/>
    <style:font-face style:name="Manrope1" svg:font-family="Manrope, sans-serif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style:line-height-at-least="0.953cm" fo:orphans="2" fo:widows="2" fo:text-indent="0cm" style:auto-text-indent="false"/>
      <style:text-properties fo:font-variant="normal" fo:text-transform="none" fo:color="#000000" loext:opacity="100%" style:font-name="Manrope1" fo:font-size="21pt" fo:letter-spacing="normal" fo:font-style="normal" fo:font-weight="bold"/>
    </style:style>
    <style:style style:name="P2" style:family="paragraph" style:parent-style-name="Heading_20_5">
      <style:paragraph-properties fo:margin-left="0cm" fo:margin-right="0cm" fo:margin-top="0cm" fo:margin-bottom="0cm" style:contextual-spacing="false" style:line-height-at-least="0.582cm" fo:orphans="2" fo:widows="2" fo:text-indent="0cm" style:auto-text-indent="false"/>
      <style:text-properties fo:font-variant="normal" fo:text-transform="none" fo:color="#000000" loext:opacity="100%" style:font-name="Manrope1" fo:font-size="13.5pt" fo:letter-spacing="normal" fo:font-style="normal" fo:font-weight="bold"/>
    </style:style>
    <style:style style:name="P3" style:family="paragraph" style:parent-style-name="Heading_20_5">
      <style:paragraph-properties fo:margin-left="0cm" fo:margin-right="0cm" fo:margin-top="0cm" fo:margin-bottom="0.212cm" style:contextual-spacing="false" style:line-height-at-least="0.688cm" fo:orphans="2" fo:widows="2" fo:text-indent="0cm" style:auto-text-indent="false"/>
      <style:text-properties fo:font-variant="normal" fo:text-transform="none" style:font-name="Manrope1" fo:font-size="13.5pt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.635cm" style:contextual-spacing="false" style:line-height-at-least="0.688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anrope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style:line-height-at-least="0.688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anrope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688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anrope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688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anrope" fo:font-size="12pt" fo:letter-spacing="normal" fo:font-style="normal" fo:font-weight="normal" style:font-name-asian="Manrope" style:font-size-asian="12pt" style:font-style-asian="normal" style:font-weight-asian="bold" style:font-name-complex="Manrope" style:font-size-complex="12pt" style:font-style-complex="normal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688cm" fo:orphans="2" fo:widows="2" fo:text-indent="0cm" style:auto-text-indent="false"/>
    </style:style>
    <style:style style:name="T1" style:family="text">
      <style:text-properties fo:font-variant="normal" fo:text-transform="none" fo:color="#5047e6" loext:opacity="100%" style:text-line-through-style="none" style:text-line-through-type="none" style:font-name="Manrope" fo:font-size="12pt" fo:letter-spacing="normal" fo:font-style="normal" style:text-underline-style="none" fo:font-weight="normal" style:text-blinking="false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Гонка из пикселей: Русский автопром в 2D</text:h>
      <text:p text:style-name="P4">Проект представляет собой разработку 2D пиксельной игры в жанре гонок, где основное внимание уделяется русским автомобилям и их особенностям. Игроки смогут выбирать из множества известных моделей, таких как ВАЗ, ГАЗ, УАЗ и других. Игра обещает сочетание ностальгического визуального стиля и захватывающего игрового процесса, включая различные трассы, погодные условия и возможности тюнинга. Основная идея строится на том, чтобы создать уникальный опыт для игроков, которые любят как гонки, так и отечественный автопром.</text:p>
      <text:h text:style-name="P2" text:outline-level="5">Идея</text:h>
      <text:p text:style-name="P5">Создание игры, которая позволит игрокам испытать радость гонок на классических русских автомобилях, стихами про дороги, которые они проезжают.</text:p>
      <text:h text:style-name="P2" text:outline-level="5">Цель</text:h>
      <text:p text:style-name="P5">Создать увлекательную 2D пиксельную гонку с акцентом на русский автопром.</text:p>
      <text:h text:style-name="P2" text:outline-level="5">Проблема</text:h>
      <text:p text:style-name="P5">Недостаток качественных и интересных игр в жанре гонок с акцентом на русский автопром.</text:p>
      <text:h text:style-name="P2" text:outline-level="5">Актуальность</text:h>
      <text:p text:style-name="P5">Проект проработан в контексте растущего интереса к ретро автомобилям и пиксельной графике, что создает уникальную нишу на рынке инди-игр.</text:p>
      <text:h text:style-name="P2" text:outline-level="5">Целевая аудитория</text:h>
      <text:p text:style-name="P5">геймеры, любители ретро автомобилей, поклонники русского автопрома</text:p>
      <text:h text:style-name="P2" text:outline-level="5">Задачи</text:h>
      <text:p text:style-name="P5">Разработка игровых механик, создание пиксельной графики, написание сценариев трасс и уровней, тестирование геймплея, интеграция музыки и звуковых эффектов.</text:p>
      <text:h text:style-name="P2" text:outline-level="5">Роли в проекте</text:h>
      <text:p text:style-name="P5">программист, художник, сценарист, звукорежиссер, тестировщик</text:p>
      <text:h text:style-name="P2" text:outline-level="5"><text:soft-page-break/>Ресурсы</text:h>
      <text:p text:style-name="P5">компьютеры для разработки, графические редакторы, инструменты для программирования, время на создание и тестирование projektu</text:p>
      <text:h text:style-name="P2" text:outline-level="5">Продукт</text:h>
      <text:p text:style-name="P6">Игра-пилот, включающая несколько гонок, моделей автомобилей и трасс, а также упрощенную систему тюнинга.</text:p>
      <text:p text:style-name="P8"><text:a xlink:type="simple" xlink:href="https://begemot.ai/projects/1468221#1" text:style-name="Internet_20_link" text:visited-style-name="Visited_20_Internet_20_Link"><text:span text:style-name="T1">Введение </text:span></text:a></text:p>
      <text:p text:style-name="P8"><text:a xlink:type="simple" xlink:href="https://begemot.ai/projects/1468221#2" text:style-name="Internet_20_link" text:visited-style-name="Visited_20_Internet_20_Link"><text:span text:style-name="T1">Актуальность проекта </text:span></text:a></text:p>
      <text:p text:style-name="P8"><text:a xlink:type="simple" xlink:href="https://begemot.ai/projects/1468221#3" text:style-name="Internet_20_link" text:visited-style-name="Visited_20_Internet_20_Link"><text:span text:style-name="T1">Идея и концепция игры </text:span></text:a></text:p>
      <text:p text:style-name="P8"><text:a xlink:type="simple" xlink:href="https://begemot.ai/projects/1468221#4" text:style-name="Internet_20_link" text:visited-style-name="Visited_20_Internet_20_Link"><text:span text:style-name="T1">Графическое оформление </text:span></text:a></text:p>
      <text:p text:style-name="P8"><text:a xlink:type="simple" xlink:href="https://begemot.ai/projects/1468221#5" text:style-name="Internet_20_link" text:visited-style-name="Visited_20_Internet_20_Link"><text:span text:style-name="T1">Игровые механики </text:span></text:a></text:p>
      <text:p text:style-name="P8"><text:a xlink:type="simple" xlink:href="https://begemot.ai/projects/1468221#6" text:style-name="Internet_20_link" text:visited-style-name="Visited_20_Internet_20_Link"><text:span text:style-name="T1">Трассы и уровни </text:span></text:a></text:p>
      <text:p text:style-name="P8"><text:a xlink:type="simple" xlink:href="https://begemot.ai/projects/1468221#7" text:style-name="Internet_20_link" text:visited-style-name="Visited_20_Internet_20_Link"><text:span text:style-name="T1">Тестирование геймплея </text:span></text:a></text:p>
      <text:p text:style-name="P8"><text:a xlink:type="simple" xlink:href="https://begemot.ai/projects/1468221#8" text:style-name="Internet_20_link" text:visited-style-name="Visited_20_Internet_20_Link"><text:span text:style-name="T1">Звуковое оформление </text:span></text:a></text:p>
      <text:p text:style-name="P8"><text:a xlink:type="simple" xlink:href="https://begemot.ai/projects/1468221#9" text:style-name="Internet_20_link" text:visited-style-name="Visited_20_Internet_20_Link"><text:span text:style-name="T1">Заключение </text:span></text:a></text:p>
      <text:p text:style-name="P8"><text:a xlink:type="simple" xlink:href="https://begemot.ai/projects/1468221#10" text:style-name="Internet_20_link" text:visited-style-name="Visited_20_Internet_20_Link"><text:span text:style-name="T1">Список литературы </text:span></text:a></text:p>
      <text:section text:style-name="Sect1" text:name="1">
        <text:h text:style-name="P3" text:outline-level="5">Введение</text:h>
      </text:section>
      <text:p text:style-name="P7">Содержание раздела доступно в расширенной версии </text:p>
      <text:section text:style-name="Sect1" text:name="2">
        <text:h text:style-name="P3" text:outline-level="5">Актуальность проекта</text:h>
      </text:section>
      <text:p text:style-name="P7">В данном разделе рассматривается актуальность создания 2D пиксельной гонки с русскими автомобилями, проанализированы текущие тенденции в игровой индустрии, включая ностальгическую составляющую и интерес к ретро-автомобилям. Обоснована необходимость заполнения ниши на рынке инди-игр. </text:p>
      <text:section text:style-name="Sect1" text:name="3">
        <text:h text:style-name="P3" text:outline-level="5">Идея и концепция игры</text:h>
      </text:section>
      <text:p text:style-name="P7">Раздел содержит глубокое рассмотрение идеи и концепции игры 'Гонка из пикселей', включая особенности графики, дизайна автомобилей и разветвленности трасс. Описаны уникальные аспекты игрового процесса и его привязка к культуре российского автопрома. </text:p>
      <text:section text:style-name="Sect1" text:name="4">
        <text:h text:style-name="P3" text:outline-level="5">Графическое оформление</text:h>
      </text:section>
      <text:p text:style-name="P7">Данный раздел посвящен особенностям графического оформления в игре, включая применение пиксельной графики. Рассматриваются методы и инструменты, используемые для создания уникального визуального стиля проекта. </text:p>
      <text:section text:style-name="Sect1" text:name="5">
        <text:h text:style-name="P3" text:outline-level="5"><text:soft-page-break/>Игровые механики</text:h>
      </text:section>
      <text:p text:style-name="P7">В этом разделе детально рассматриваются игровые механики 'Гонки из пикселей', включая физику движения автомобилей и систему тюнинга. Приводятся примеры игровых сценариев для демонстрации механик в действии. </text:p>
      <text:section text:style-name="Sect1" text:name="6">
        <text:h text:style-name="P3" text:outline-level="5">Трассы и уровни</text:h>
      </text:section>
      <text:p text:style-name="P7">Раздел исследует различные трассы и уровни в игре 'Гонка из пикселей', включая их дизайн, интерактивные элементы и влияние погодных условий на игровой процесс. Описываются методические подходы к созданию трасс. </text:p>
      <text:section text:style-name="Sect1" text:name="7">
        <text:h text:style-name="P3" text:outline-level="5">Тестирование геймплея</text:h>
      </text:section>
      <text:p text:style-name="P7">Данный раздел посвящен тестированию игрового процесса 'Гонки из пикселей'. Он включает описание методов тестирования, результаты оценки баланса сложности и возможные способы улучшения игрового опыта. </text:p>
      <text:section text:style-name="Sect1" text:name="8">
        <text:h text:style-name="P3" text:outline-level="5">Звуковое оформление</text:h>
      </text:section>
      <text:p text:style-name="P7">Этот раздел посвящен звуковому оформлению 'Гонки из пикселей', включая создание оригинальной музыки и звуковых эффектов для улучшения игрового процесса . Обсуждаются методы интеграции звука для создания атмосферы игры. </text:p>
      <text:section text:style-name="Sect1" text:name="9">
        <text:h text:style-name="P3" text:outline-level="5">Заключение</text:h>
      </text:section>
      <text:p text:style-name="P7">Содержание раздела доступно в расширенной версии </text:p>
      <text:section text:style-name="Sect1" text:name="10">
        <text:h text:style-name="P3" text:outline-level="5">Список литературы</text:h>
      </text:section>
      <text:p text:style-name="P7">Содержание раздела доступно в расширенной версии 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'Manrope Fallback: Arial', Inter, sans-serif"/>
    <style:font-face style:name="Manrope1" svg:font-family="Manrope, sans-serif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editing-duration>PT1M45S</meta:editing-duration>
    <dc:date>2024-10-22T14:50:38.509655483</dc:date>
    <meta:editing-cycles>1</meta:editing-cycles>
    <meta:document-statistic meta:table-count="0" meta:image-count="0" meta:object-count="0" meta:page-count="3" meta:paragraph-count="50" meta:word-count="459" meta:character-count="3661" meta:non-whitespace-character-count="3232"/>
    <meta:template xlink:type="simple" xlink:actuate="onRequest" xlink:title="Normal.dotm" xlink:href=""/>
  </office:meta>
</office:document-meta>
</file>